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color="#c9211e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ades</text:p>
          </table:table-cell>
          <table:table-cell table:style-name="Default"/>
          <table:table-cell office:value-type="string" calcext:value-type="string">
            <text:p>Tempo (inf)</text:p>
          </table:table-cell>
          <table:table-cell office:value-type="string" calcext:value-type="string">
            <text:p>Tempo (sup)</text:p>
          </table:table-cell>
          <table:table-cell office:value-type="string" calcext:value-type="string">
            <text:p>Ponto médio</text:p>
          </table:table-cell>
          <table:table-cell office:value-type="string" calcext:value-type="string">
            <text:p>No Estudantes</text:p>
          </table:table-cell>
          <table:table-cell/>
          <table:table-cell office:value-type="string" calcext:value-type="string">
            <text:p>Quilômetros (inf)</text:p>
          </table:table-cell>
          <table:table-cell office:value-type="string" calcext:value-type="string">
            <text:p>Quilômetros (sup)</text:p>
          </table:table-cell>
          <table:table-cell office:value-type="string" calcext:value-type="string">
            <text:p>Ponto Médio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AVERAGE([.C2:.D2]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H2:.I2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AVERAGE([.C3:.D3])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H3:.I3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AVERAGE([.C4:.D4]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AVERAGE([.H4:.I4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AVERAGE([.C5:.D5])"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H5:.I5])"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formula="of:=AVERAGE([.C6:.D6])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VERAGE([.H6:.I6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Questão 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)</text:p>
          </table:table-cell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Median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1" table:formula="of:=AVERAGE([.A2:.A31])" office:value-type="float" office:value="20.0333333333333" calcext:value-type="float">
            <text:p>20,03</text:p>
          </table:table-cell>
          <table:table-cell table:formula="of:=MODE([.A2:.A31])" office:value-type="float" office:value="19" calcext:value-type="float">
            <text:p>19</text:p>
          </table:table-cell>
          <table:table-cell table:formula="of:=MEDIAN([.A2:.A3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)</text:p>
          </table:table-cell>
          <table:table-cell/>
          <table:table-cell office:value-type="string" calcext:value-type="string">
            <text:p>Variância</text:p>
          </table:table-cell>
          <table:table-cell office:value-type="string" calcext:value-type="string">
            <text:p>Desvio Padrã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1" table:formula="of:=COM.MICROSOFT.VAR.P([.A2:.A31])" office:value-type="float" office:value="8.63222222222222" calcext:value-type="float">
            <text:p>8,63</text:p>
          </table:table-cell>
          <table:table-cell table:style-name="ce1" table:formula="of:=COM.MICROSOFT.STDEV.P([.A2:.A31])" office:value-type="float" office:value="2.93806436658937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 maior parte (75%) do público-alvo está compreendida entre 14 e 25 anos pelo teorema de Chebyshev, logo poucas ou quase nenhuma pessoa entrevistada tem mais do que 25 anos ou menos do que 14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)</text:p>
          </table:table-cell>
          <table:table-cell office:value-type="string" calcext:value-type="string">
            <text:p>A simplificação é utilizar o ponto médio de cada classe para representar todas as observações dentro daquela classe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)</text:p>
          </table:table-cell>
          <table:table-cell office:value-type="string" calcext:value-type="string">
            <text:p>A simplificação é utilizar o ponto médio de cada classe para representar todas as observações dentro daquela classe.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)</text:p>
          </table:table-cell>
          <table:table-cell office:value-type="string" calcext:value-type="string">
            <text:p>Ponto-médio * No</text:p>
          </table:table-cell>
          <table:table-cell office:value-type="string" calcext:value-type="string">
            <text:p>Qtd Observacoe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esvio de cada classe</text:p>
          </table:table-cell>
          <table:table-cell office:value-type="string" calcext:value-type="string">
            <text:p>Desvios ao quadrado</text:p>
          </table:table-cell>
          <table:table-cell office:value-type="string" calcext:value-type="string">
            <text:p>Multiplicado</text:p>
          </table:table-cell>
          <table:table-cell office:value-type="string" calcext:value-type="string">
            <text:p>Variância</text:p>
          </table:table-cell>
          <table:table-cell table:formula="of:=SUM([.I19:.I23])/[.E19]" office:value-type="float" office:value="519.84" calcext:value-type="float">
            <text:p>519,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E2]*[.F2]" office:value-type="float" office:value="300" calcext:value-type="float">
            <text:p>300</text:p>
          </table:table-cell>
          <table:table-cell table:formula="of:=SUM([.F2:.F6])" office:value-type="float" office:value="50" calcext:value-type="float">
            <text:p>50</text:p>
          </table:table-cell>
          <table:table-cell table:style-name="ce2" table:formula="of:=SUM([.D19:.D23])/[.E19]" office:value-type="float" office:value="100.4" calcext:value-type="float">
            <text:p>100,40</text:p>
          </table:table-cell>
          <table:table-cell table:formula="of:=[.E2]-[.$F$19]" office:value-type="float" office:value="-40.4" calcext:value-type="float">
            <text:p>-40,4</text:p>
          </table:table-cell>
          <table:table-cell table:formula="of:=[.G19]*[.G19]" office:value-type="float" office:value="1632.16" calcext:value-type="float">
            <text:p>1632,16</text:p>
          </table:table-cell>
          <table:table-cell table:formula="of:=[.H19]*[.F2]" office:value-type="float" office:value="8160.8" calcext:value-type="float">
            <text:p>8160,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E3]*[.F3]" office:value-type="float" office:value="960" calcext:value-type="float">
            <text:p>960</text:p>
          </table:table-cell>
          <table:table-cell table:number-columns-repeated="2"/>
          <table:table-cell table:formula="of:=[.E3]-[.$F$19]" office:value-type="float" office:value="-20.4" calcext:value-type="float">
            <text:p>-20,4</text:p>
          </table:table-cell>
          <table:table-cell table:formula="of:=[.G20]*[.G20]" office:value-type="float" office:value="416.16" calcext:value-type="float">
            <text:p>416,16</text:p>
          </table:table-cell>
          <table:table-cell table:formula="of:=[.H20]*[.F3]" office:value-type="float" office:value="4993.92" calcext:value-type="float">
            <text:p>4993,92</text:p>
          </table:table-cell>
          <table:table-cell office:value-type="string" calcext:value-type="string">
            <text:p>Desvio Padrão</text:p>
          </table:table-cell>
          <table:table-cell table:style-name="ce2" table:formula="of:=SQRT([.K18])" office:value-type="float" office:value="22.8" calcext:value-type="float">
            <text:p>22,8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E4]*[.F4]" office:value-type="float" office:value="1500" calcext:value-type="float">
            <text:p>1500</text:p>
          </table:table-cell>
          <table:table-cell table:number-columns-repeated="2"/>
          <table:table-cell table:formula="of:=[.E4]-[.$F$19]" office:value-type="float" office:value="-0.400000000000006" calcext:value-type="float">
            <text:p>-0,400000000000006</text:p>
          </table:table-cell>
          <table:table-cell table:formula="of:=[.G21]*[.G21]" office:value-type="float" office:value="0.160000000000005" calcext:value-type="float">
            <text:p>0,160000000000005</text:p>
          </table:table-cell>
          <table:table-cell table:formula="of:=[.H21]*[.F4]" office:value-type="float" office:value="2.40000000000007" calcext:value-type="float">
            <text:p>2,400000000000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E5]*[.F5]" office:value-type="float" office:value="1560" calcext:value-type="float">
            <text:p>1560</text:p>
          </table:table-cell>
          <table:table-cell table:number-columns-repeated="2"/>
          <table:table-cell table:formula="of:=[.E5]-[.$F$19]" office:value-type="float" office:value="19.6" calcext:value-type="float">
            <text:p>19,6</text:p>
          </table:table-cell>
          <table:table-cell table:formula="of:=[.G22]*[.G22]" office:value-type="float" office:value="384.16" calcext:value-type="float">
            <text:p>384,16</text:p>
          </table:table-cell>
          <table:table-cell table:formula="of:=[.H22]*[.F5]" office:value-type="float" office:value="4994.08" calcext:value-type="float">
            <text:p>4994,08</text:p>
          </table:table-cell>
          <table:table-cell office:value-type="string" calcext:value-type="string">
            <text:p>Pouco tempo</text:p>
          </table:table-cell>
          <table:table-cell table:style-name="ce1" table:formula="of:=[.F19]-2*[.K20]" office:value-type="float" office:value="54.8" calcext:value-type="float">
            <text:p>54,8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E6]*[.F6]" office:value-type="float" office:value="700" calcext:value-type="float">
            <text:p>700</text:p>
          </table:table-cell>
          <table:table-cell table:number-columns-repeated="2"/>
          <table:table-cell table:formula="of:=[.E6]-[.$F$19]" office:value-type="float" office:value="39.6" calcext:value-type="float">
            <text:p>39,6</text:p>
          </table:table-cell>
          <table:table-cell table:formula="of:=[.G23]*[.G23]" office:value-type="float" office:value="1568.16" calcext:value-type="float">
            <text:p>1568,16</text:p>
          </table:table-cell>
          <table:table-cell table:formula="of:=[.H23]*[.F6]" office:value-type="float" office:value="7840.8" calcext:value-type="float">
            <text:p>7840,8</text:p>
          </table:table-cell>
          <table:table-cell table:style-name="ce4" office:value-type="string" calcext:value-type="string">
            <text:p>Quantas pessoas passam menos do que 82 minutos: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Questão 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)</text:p>
          </table:table-cell>
          <table:table-cell office:value-type="string" calcext:value-type="string">
            <text:p>PM antes * N</text:p>
          </table:table-cell>
          <table:table-cell office:value-type="string" calcext:value-type="string">
            <text:p>PM depois * N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J2]*[.K2]" office:value-type="float" office:value="16" calcext:value-type="float">
            <text:p>16</text:p>
          </table:table-cell>
          <table:table-cell table:formula="of:=[.J2]*[.L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J3]*[.K3]" office:value-type="float" office:value="90" calcext:value-type="float">
            <text:p>90</text:p>
          </table:table-cell>
          <table:table-cell table:formula="of:=[.J3]*[.L3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J4]*[.K4]" office:value-type="float" office:value="240" calcext:value-type="float">
            <text:p>240</text:p>
          </table:table-cell>
          <table:table-cell table:formula="of:=[.J4]*[.L4]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J5]*[.K5]" office:value-type="float" office:value="280" calcext:value-type="float">
            <text:p>280</text:p>
          </table:table-cell>
          <table:table-cell table:formula="of:=[.J5]*[.L5]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J6]*[.K6]" office:value-type="float" office:value="234" calcext:value-type="float">
            <text:p>234</text:p>
          </table:table-cell>
          <table:table-cell table:formula="of:=[.J6]*[.L6]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Qtd de observações</text:p>
          </table:table-cell>
          <table:table-cell table:formula="of:=SUM([.K2:.K6])" office:value-type="float" office:value="80" calcext:value-type="float">
            <text:p>80</text:p>
          </table:table-cell>
          <table:table-cell table:formula="of:=SUM([.L2:.L6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 Antes</text:p>
          </table:table-cell>
          <table:table-cell office:value-type="string" calcext:value-type="string">
            <text:p>Media Depois</text:p>
          </table:table-cell>
          <table:table-cell office:value-type="string" calcext:value-type="string">
            <text:p>Porcentagem de melhora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formula="of:=SUM([.D27:.D31])/[.E33]" office:value-type="float" office:value="10.75" calcext:value-type="float">
            <text:p>10,75</text:p>
          </table:table-cell>
          <table:table-cell table:formula="of:=SUM([.E27:.E31])/[.F33]" office:value-type="float" office:value="11.4" calcext:value-type="float">
            <text:p>11,4</text:p>
          </table:table-cell>
          <table:table-cell table:style-name="ce3" table:formula="of:=[.E36]/[.D36] - 1" office:value-type="percentage" office:value="0.0604651162790697" calcext:value-type="percentage">
            <text:p>6,05%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oda Antes</text:p>
          </table:table-cell>
          <table:table-cell office:value-type="string" calcext:value-type="string">
            <text:p>Moda Depois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na Antes</text:p>
          </table:table-cell>
          <table:table-cell office:value-type="string" calcext:value-type="string">
            <text:p>Mediana Depois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b)</text:p>
          </table:table-cell>
          <table:table-cell office:value-type="string" calcext:value-type="string">
            <text:p>Desvios Antes</text:p>
          </table:table-cell>
          <table:table-cell office:value-type="string" calcext:value-type="string">
            <text:p>Ao quadrado</text:p>
          </table:table-cell>
          <table:table-cell office:value-type="string" calcext:value-type="string">
            <text:p>Multiplicado pela quantidade de observações</text:p>
          </table:table-cell>
          <table:table-cell/>
          <table:table-cell office:value-type="string" calcext:value-type="string">
            <text:p>Desvios Depois</text:p>
          </table:table-cell>
          <table:table-cell office:value-type="string" calcext:value-type="string">
            <text:p>Ao quadrado</text:p>
          </table:table-cell>
          <table:table-cell office:value-type="string" calcext:value-type="string">
            <text:p>Multiplicado pela quantidade de observaçõe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[.J2]-[.$D$36]" office:value-type="float" office:value="-8.75" calcext:value-type="float">
            <text:p>-8,75</text:p>
          </table:table-cell>
          <table:table-cell table:formula="of:=[.D43]*[.D43]" office:value-type="float" office:value="76.5625" calcext:value-type="float">
            <text:p>76,5625</text:p>
          </table:table-cell>
          <table:table-cell table:formula="of:=[.E43]*[.K2]" office:value-type="float" office:value="612.5" calcext:value-type="float">
            <text:p>612,5</text:p>
          </table:table-cell>
          <table:table-cell/>
          <table:table-cell table:formula="of:=[.J2]-[.$E$36]" office:value-type="float" office:value="-9.4" calcext:value-type="float">
            <text:p>-9,4</text:p>
          </table:table-cell>
          <table:table-cell table:formula="of:=[.H43]*[.H43]" office:value-type="float" office:value="88.36" calcext:value-type="float">
            <text:p>88,36</text:p>
          </table:table-cell>
          <table:table-cell table:formula="of:=[.I43]*[.L2]" office:value-type="float" office:value="441.8" calcext:value-type="float">
            <text:p>441,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[.J3]-[.$D$36]" office:value-type="float" office:value="-4.75" calcext:value-type="float">
            <text:p>-4,75</text:p>
          </table:table-cell>
          <table:table-cell table:formula="of:=[.D44]*[.D44]" office:value-type="float" office:value="22.5625" calcext:value-type="float">
            <text:p>22,5625</text:p>
          </table:table-cell>
          <table:table-cell table:formula="of:=[.E44]*[.K3]" office:value-type="float" office:value="338.4375" calcext:value-type="float">
            <text:p>338,4375</text:p>
          </table:table-cell>
          <table:table-cell/>
          <table:table-cell table:formula="of:=[.J3]-[.$E$36]" office:value-type="float" office:value="-5.4" calcext:value-type="float">
            <text:p>-5,4</text:p>
          </table:table-cell>
          <table:table-cell table:formula="of:=[.H44]*[.H44]" office:value-type="float" office:value="29.16" calcext:value-type="float">
            <text:p>29,16</text:p>
          </table:table-cell>
          <table:table-cell table:formula="of:=[.I44]*[.L3]" office:value-type="float" office:value="349.92" calcext:value-type="float">
            <text:p>349,9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[.J4]-[.$D$36]" office:value-type="float" office:value="-0.75" calcext:value-type="float">
            <text:p>-0,75</text:p>
          </table:table-cell>
          <table:table-cell table:formula="of:=[.D45]*[.D45]" office:value-type="float" office:value="0.5625" calcext:value-type="float">
            <text:p>0,5625</text:p>
          </table:table-cell>
          <table:table-cell table:formula="of:=[.E45]*[.K4]" office:value-type="float" office:value="13.5" calcext:value-type="float">
            <text:p>13,5</text:p>
          </table:table-cell>
          <table:table-cell/>
          <table:table-cell table:formula="of:=[.J4]-[.$E$36]" office:value-type="float" office:value="-1.4" calcext:value-type="float">
            <text:p>-1,4</text:p>
          </table:table-cell>
          <table:table-cell table:formula="of:=[.H45]*[.H45]" office:value-type="float" office:value="1.96" calcext:value-type="float">
            <text:p>1,96</text:p>
          </table:table-cell>
          <table:table-cell table:formula="of:=[.I45]*[.L4]" office:value-type="float" office:value="54.88" calcext:value-type="float">
            <text:p>54,8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[.J5]-[.$D$36]" office:value-type="float" office:value="3.25" calcext:value-type="float">
            <text:p>3,25</text:p>
          </table:table-cell>
          <table:table-cell table:formula="of:=[.D46]*[.D46]" office:value-type="float" office:value="10.5625" calcext:value-type="float">
            <text:p>10,5625</text:p>
          </table:table-cell>
          <table:table-cell table:formula="of:=[.E46]*[.K5]" office:value-type="float" office:value="211.25" calcext:value-type="float">
            <text:p>211,25</text:p>
          </table:table-cell>
          <table:table-cell/>
          <table:table-cell table:formula="of:=[.J5]-[.$E$36]" office:value-type="float" office:value="2.6" calcext:value-type="float">
            <text:p>2,6</text:p>
          </table:table-cell>
          <table:table-cell table:formula="of:=[.H46]*[.H46]" office:value-type="float" office:value="6.76" calcext:value-type="float">
            <text:p>6,76</text:p>
          </table:table-cell>
          <table:table-cell table:formula="of:=[.I46]*[.L5]" office:value-type="float" office:value="135.2" calcext:value-type="float">
            <text:p>135,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[.J6]-[.$D$36]" office:value-type="float" office:value="7.25" calcext:value-type="float">
            <text:p>7,25</text:p>
          </table:table-cell>
          <table:table-cell table:formula="of:=[.D47]*[.D47]" office:value-type="float" office:value="52.5625" calcext:value-type="float">
            <text:p>52,5625</text:p>
          </table:table-cell>
          <table:table-cell table:formula="of:=[.E47]*[.K6]" office:value-type="float" office:value="683.3125" calcext:value-type="float">
            <text:p>683,3125</text:p>
          </table:table-cell>
          <table:table-cell/>
          <table:table-cell table:formula="of:=[.J6]-[.$E$36]" office:value-type="float" office:value="6.6" calcext:value-type="float">
            <text:p>6,6</text:p>
          </table:table-cell>
          <table:table-cell table:formula="of:=[.H47]*[.H47]" office:value-type="float" office:value="43.56" calcext:value-type="float">
            <text:p>43,56</text:p>
          </table:table-cell>
          <table:table-cell table:formula="of:=[.I47]*[.L6]" office:value-type="float" office:value="653.4" calcext:value-type="float">
            <text:p>653,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ância antes</text:p>
          </table:table-cell>
          <table:table-cell table:formula="of:=SUM([.F43:.F47])/[.E33]" office:value-type="float" office:value="23.2375" calcext:value-type="float">
            <text:p>23,2375</text:p>
          </table:table-cell>
          <table:table-cell office:value-type="string" calcext:value-type="string">
            <text:p>desvio padrão antes</text:p>
          </table:table-cell>
          <table:table-cell table:style-name="ce1" table:formula="of:=SQRT([.E49])" office:value-type="float" office:value="4.82052901661218" calcext:value-type="float">
            <text:p>4,8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ância depois</text:p>
          </table:table-cell>
          <table:table-cell table:formula="of:=SUM([.J43:.J47])/[.F33]" office:value-type="float" office:value="20.44" calcext:value-type="float">
            <text:p>20,44</text:p>
          </table:table-cell>
          <table:table-cell office:value-type="string" calcext:value-type="string">
            <text:p>desvio padrão depois</text:p>
          </table:table-cell>
          <table:table-cell table:style-name="ce1" table:formula="of:=SQRT([.E50])" office:value-type="float" office:value="4.52106182218293" calcext:value-type="float">
            <text:p>4,5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c)</text:p>
          </table:table-cell>
          <table:table-cell office:value-type="string" calcext:value-type="string">
            <text:p>Sim, melhorou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lhorou (pouco) pois a média nos dois casos tem a mesma representatividade pois os desvios padrões antes e depois são muito próximos. E no caso a média depois é 6% maior que antes.</text:p>
          </table:table-cell>
          <table:table-cell table:number-columns-repeated="8"/>
        </table:table-row>
      </table:table>
      <table:table table:name="Pivot Table_Dados_1" table:style-name="ta1">
        <table:shapes>
          <draw:frame draw:z-index="0" draw:style-name="gr1" draw:text-style-name="P1" svg:width="15.999cm" svg:height="8.999cm" svg:x="0.1cm" svg:y="0.552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12"/>
        <table:table-row table:style-name="ro1">
          <table:table-cell table:style-name="ce6" office:value-type="string" calcext:value-type="string">
            <text:p>Idades</text:p>
          </table:table-cell>
          <table:table-cell table:style-name="ce10" office:value-type="string" calcext:value-type="string">
            <text:p>Count - Idades</text:p>
          </table:table-cell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4"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idades" table:target-range-address="Dados.A1:Dados.A31" table:on-update-keep-styles="true" table:on-update-keep-size="false"/>
        <table:database-range table:name="__Anonymous_Sheet_DB__0" table:target-range-address="Dados.A1:Dados.L3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Dados_1'.A1:'Pivot Table_Dados_1'.B11" table:buttons="'Pivot Table_Dados_1'.A1" table:show-filter-button="false" table:drill-down-on-double-click="false">
          <table:source-cell-range table:cell-range-address="Dados.A1:Dados.A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ades" table:orientation="row" table:used-hierarchy="0" table:function="auto">
            <table:data-pilot-level table:show-empty="false" calcext:repeat-item-labels="false">
              <table:data-pilot-members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ade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08:13:13.599000000</meta:creation-date>
    <dc:date>2021-11-03T09:23:57.716000000</dc:date>
    <meta:editing-duration>PT6M47S</meta:editing-duration>
    <meta:editing-cycles>3</meta:editing-cycles>
    <meta:generator>LibreOffice/7.1.5.2$Windows_X86_64 LibreOffice_project/85f04e9f809797b8199d13c421bd8a2b025d52b5</meta:generator>
    <meta:document-statistic meta:table-count="2" meta:cell-count="2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0.941cm" svg:y="0.379cm" svg:width="11.929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</text:p>
                <draw:g>
                  <svg:desc>PT@categories</svg:desc>
                </draw:g>
              </table:table-cell>
              <table:table-cell office:value-type="float" office:value="2">
                <text:p>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